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96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966cm"/>
    </style:style>
    <style:style style:name="co4" style:family="table-column">
      <style:table-column-properties fo:break-before="auto" style:column-width="9.259cm"/>
    </style:style>
    <style:style style:name="co5" style:family="table-column">
      <style:table-column-properties fo:break-before="auto" style:column-width="7.1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0.714cm" fo:break-before="auto" style:use-optimal-row-height="true"/>
    </style:style>
    <style:style style:name="ro3" style:family="table-row">
      <style:table-row-properties style:row-height="11.1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map style:condition="cell-content()=[.B2]" style:apply-style-name="Good" style:base-cell-address="SET.B8"/>
    </style:style>
    <style:style style:name="ce4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[.B2]" style:apply-style-name="Good" style:base-cell-address="SET.B8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T" table:style-name="ta1"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NONE ENABLED OR DELETED</text:p>
          </table:table-cell>
          <table:table-cell table:number-columns-repeated="3"/>
          <table:table-cell office:value-type="string" calcext:value-type="string">
            <text:p>n&amp;_n=96068&amp;_=1733350710805</text:p>
          </table:table-cell>
          <table:table-cell/>
        </table:table-row>
        <table:table-row table:style-name="ro1">
          <table:table-cell office:value-type="string" calcext:value-type="string">
            <text:p>snmpSetBulk?oids=1.3.6.1.4.1.4115.1.20.1.1.4.47.1.1.18.1=2;2;</text:p>
          </table:table-cell>
          <table:table-cell office:value-type="string" calcext:value-type="string">
            <text:p>n1.3.6.1.4.1.4115.1.20.1.1.4.47.1.1.18.2=2;2;</text:p>
          </table:table-cell>
          <table:table-cell office:value-type="string" calcext:value-type="string">
            <text:p>n1.3.6.1.4.1.4115.1.20.1.1.4.47.1.1.18.3=2;2;</text:p>
          </table:table-cell>
          <table:table-cell office:value-type="string" calcext:value-type="string">
            <text:p>n1.3.6.1.4.1.4115.1.20.1.1.4.47.1.1.18.4=2;2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192.168.0.1/snmpSet" xlink:type="simple">https://192.168.0.1/snmpSet</text:a>?</text:p>
          </table:table-cell>
          <table:table-cell office:value-type="string" calcext:value-type="string">
            <text:p>Oid=1.3.6.1.4.1.4115.1.20.1.1.4.47.2.1.2.1=0;2;</text:p>
          </table:table-cell>
          <table:table-cell office:value-type="string" calcext:value-type="string">
            <text:p>&amp;_n=96068&amp;_=1733350710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192.168.0.1/snmpSet" xlink:type="simple">https://192.168.0.1/snmpSet</text:a>?</text:p>
          </table:table-cell>
          <table:table-cell office:value-type="string" calcext:value-type="string">
            <text:p>Oid=1.3.6.1.4.1.4115.1.20.1.1.4.47.2.1.3.1=2147483647;66;</text:p>
          </table:table-cell>
          <table:table-cell office:value-type="string" calcext:value-type="string">
            <text:p>&amp;_n=96068&amp;_=17333507108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192.168.0.1/snmpSet" xlink:type="simple">https://192.168.0.1/snmpSet</text:a>?</text:p>
          </table:table-cell>
          <table:table-cell table:style-name="ce2" office:value-type="string" calcext:value-type="string">
            <text:p>Oid=1.3.6.1.4.1.4115.1.20.1.1.9.0=1;2;</text:p>
          </table:table-cell>
          <table:table-cell table:style-name="ce2" office:value-type="string" calcext:value-type="string">
            <text:p>&amp;_n=96068&amp;_=1733350710809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SET THIRD ENABL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192.168.0.1/snmpSetBulk?oids=1.3.6.1.4.1.4115.1.20.1.1.4.47.1.1.18.1=2;2;</text:p>
          </table:table-cell>
          <table:table-cell table:style-name="ce3" office:value-type="string" calcext:value-type="string">
            <text:p>n1.3.6.1.4.1.4115.1.20.1.1.4.47.1.1.18.2=2;2;</text:p>
          </table:table-cell>
          <table:table-cell table:style-name="ce3" office:value-type="string" calcext:value-type="string">
            <text:p>n1.3.6.1.4.1.4115.1.20.1.1.4.47.1.1.18.3=1;2;</text:p>
          </table:table-cell>
          <table:table-cell table:style-name="ce3" office:value-type="string" calcext:value-type="string">
            <text:p>n1.3.6.1.4.1.4115.1.20.1.1.4.47.1.1.18.4=2;2;</text:p>
          </table:table-cell>
          <table:table-cell table:style-name="ce3" office:value-type="string" calcext:value-type="string">
            <text:p>n&amp;_n=96068&amp;_=17333507108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a xlink:href="https://192.168.0.1/snmpSet" xlink:type="simple">https://192.168.0.1/snmpSet</text:a>?</text:p>
          </table:table-cell>
          <table:table-cell table:style-name="ce4" office:value-type="string" calcext:value-type="string">
            <text:p>Oid=1.3.6.1.4.1.4115.1.20.1.1.4.47.2.1.2.1=0;2;</text:p>
          </table:table-cell>
          <table:table-cell table:style-name="ce2" office:value-type="string" calcext:value-type="string">
            <text:p>&amp;_n=96068&amp;_=1733350710895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a xlink:href="https://192.168.0.1/snmpSet" xlink:type="simple">https://192.168.0.1/snmpSet</text:a>?</text:p>
          </table:table-cell>
          <table:table-cell table:style-name="ce4" office:value-type="string" calcext:value-type="string">
            <text:p>Oid=1.3.6.1.4.1.4115.1.20.1.1.4.47.2.1.3.1=2147483647;66;</text:p>
          </table:table-cell>
          <table:table-cell table:style-name="ce3" office:value-type="string" calcext:value-type="string">
            <text:p>&amp;_n=96068&amp;_=1733350710896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a xlink:href="https://192.168.0.1/snmpSet" xlink:type="simple">https://192.168.0.1/snmpSet</text:a>?</text:p>
          </table:table-cell>
          <table:table-cell table:style-name="ce4" office:value-type="string" calcext:value-type="string">
            <text:p>Oid=1.3.6.1.4.1.4115.1.20.1.1.9.0=1;2;</text:p>
          </table:table-cell>
          <table:table-cell table:style-name="ce3" office:value-type="string" calcext:value-type="string">
            <text:p>&amp;_n=96068&amp;_=1733350710898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calcext:conditional-formats>
          <calcext:conditional-format calcext:target-range-address="SET.B8:SET.E8 SET.B9:SET.B11 SET.C10:SET.C11">
            <calcext:condition calcext:apply-style-name="Good" calcext:value="=[.B2]" calcext:base-cell-address="SET.B8"/>
          </calcext:conditional-format>
        </calcext:conditional-formats>
      </table:table>
      <table:table table:name="GET" table:style-name="ta1">
        <table:table-column table:style-name="co2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>
            <text:p>https://192.168.0.1/walk?oids=1.3.6.1.4.1.4115.1.20.1.1.4.47.1;&amp;_n=96068&amp;_=1733350710899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FWIPFilterExtIndex</text:p>
          </table:table-cell>
          <table:table-cell/>
        </table:table-row>
        <table:table-row table:style-name="ro1">
          <table:table-cell office:value-type="string" calcext:value-type="string">
            <text:p><text:tab/>"1.3.6.1.4.1.4115.1.20.1.1.4.47.1.1.2.1": "1",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WIPFilterExtIpVer</text:p>
          </table:table-cell>
          <table:table-cell office:value-type="string" calcext:value-type="string">
            <text:p>Always 1</text:p>
          </table:table-cell>
        </table:table-row>
        <table:table-row table:style-name="ro1">
          <table:table-cell office:value-type="string" calcext:value-type="string">
            <text:p><text:tab/>"1.3.6.1.4.1.4115.1.20.1.1.4.47.1.1.2.2": "1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2.3": "1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2.4": "1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3.1": "1",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WIPFilterExtDirection</text:p>
          </table:table-cell>
          <table:table-cell office:value-type="string" calcext:value-type="string">
            <text:p>Always 1</text:p>
          </table:table-cell>
        </table:table-row>
        <table:table-row table:style-name="ro1">
          <table:table-cell office:value-type="string" calcext:value-type="string">
            <text:p><text:tab/>"1.3.6.1.4.1.4115.1.20.1.1.4.47.1.1.3.2": "1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3.3": "1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3.4": "1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4.1": "2",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WIPFilterExtProtoType</text:p>
          </table:table-cell>
          <table:table-cell office:value-type="string" calcext:value-type="string">
            <text:p>0 = UDP</text:p>
          </table:table-cell>
        </table:table-row>
        <table:table-row table:style-name="ro1">
          <table:table-cell office:value-type="string" calcext:value-type="string">
            <text:p><text:tab/>"1.3.6.1.4.1.4115.1.20.1.1.4.47.1.1.4.2": "2",</text:p>
          </table:table-cell>
          <table:table-cell table:number-columns-repeated="5"/>
          <table:table-cell office:value-type="string" calcext:value-type="string">
            <text:p>1 = TCP</text:p>
          </table:table-cell>
        </table:table-row>
        <table:table-row table:style-name="ro1">
          <table:table-cell office:value-type="string" calcext:value-type="string">
            <text:p><text:tab/>"1.3.6.1.4.1.4115.1.20.1.1.4.47.1.1.4.3": "3",</text:p>
          </table:table-cell>
          <table:table-cell table:number-columns-repeated="5"/>
          <table:table-cell office:value-type="string" calcext:value-type="string">
            <text:p>2 = UDP/TCP</text:p>
          </table:table-cell>
        </table:table-row>
        <table:table-row table:style-name="ro1">
          <table:table-cell office:value-type="string" calcext:value-type="string">
            <text:p><text:tab/>"1.3.6.1.4.1.4115.1.20.1.1.4.47.1.1.4.4": "3",</text:p>
          </table:table-cell>
          <table:table-cell table:number-columns-repeated="5"/>
          <table:table-cell office:value-type="string" calcext:value-type="string">
            <text:p>3 = ALL</text:p>
          </table:table-cell>
        </table:table-row>
        <table:table-row table:style-name="ro1">
          <table:table-cell office:value-type="string" calcext:value-type="string">
            <text:p><text:tab/>"1.3.6.1.4.1.4115.1.20.1.1.4.47.1.1.5.1": "0",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WIPFilterExtSrcRange</text:p>
          </table:table-cell>
          <table:table-cell office:value-type="string" calcext:value-type="string">
            <text:p>0 = RANGE</text:p>
          </table:table-cell>
        </table:table-row>
        <table:table-row table:style-name="ro1">
          <table:table-cell office:value-type="string" calcext:value-type="string">
            <text:p><text:tab/>"1.3.6.1.4.1.4115.1.20.1.1.4.47.1.1.5.2": "0",</text:p>
          </table:table-cell>
          <table:table-cell table:number-columns-repeated="5"/>
          <table:table-cell office:value-type="string" calcext:value-type="string">
            <text:p>1 = ALL</text:p>
          </table:table-cell>
        </table:table-row>
        <table:table-row table:style-name="ro1">
          <table:table-cell office:value-type="string" calcext:value-type="string">
            <text:p><text:tab/>"1.3.6.1.4.1.4115.1.20.1.1.4.47.1.1.5.3": "2",</text:p>
          </table:table-cell>
          <table:table-cell table:number-columns-repeated="5"/>
          <table:table-cell office:value-type="string" calcext:value-type="string">
            <text:p>2 = SINGLE</text:p>
          </table:table-cell>
        </table:table-row>
        <table:table-row table:style-name="ro1">
          <table:table-cell office:value-type="string" calcext:value-type="string">
            <text:p><text:tab/>"1.3.6.1.4.1.4115.1.20.1.1.4.47.1.1.5.4": "2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6.1": "$c0a8000a",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WIPFilterExtSrcStartAddr</text:p>
          </table:table-cell>
          <table:table-cell/>
        </table:table-row>
        <table:table-row table:style-name="ro1">
          <table:table-cell office:value-type="string" calcext:value-type="string">
            <text:p><text:tab/>"1.3.6.1.4.1.4115.1.20.1.1.4.47.1.1.6.2": "$c0a80064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6.3": "$c0a80000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6.4": "$c0a80000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7.1": "$c0a8004d",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WIPFilterExtSrcEndAddr</text:p>
          </table:table-cell>
          <table:table-cell/>
        </table:table-row>
        <table:table-row table:style-name="ro1">
          <table:table-cell office:value-type="string" calcext:value-type="string">
            <text:p><text:tab/>"1.3.6.1.4.1.4115.1.20.1.1.4.47.1.1.7.2": "$c0a800c8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7.3": "$00000000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7.4": "$00000000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8.1": "0",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WIPFilterExtSrcPrefixLen</text:p>
          </table:table-cell>
          <table:table-cell/>
        </table:table-row>
        <table:table-row table:style-name="ro1">
          <table:table-cell office:value-type="string" calcext:value-type="string">
            <text:p><text:tab/>"1.3.6.1.4.1.4115.1.20.1.1.4.47.1.1.8.2": "0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8.3": "0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8.4": "0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9.1": "1",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FWIPFilterExtDstRange</text:p>
          </table:table-cell>
          <table:table-cell office:value-type="string" calcext:value-type="string">
            <text:p>2 = SINGLE</text:p>
          </table:table-cell>
        </table:table-row>
        <table:table-row table:style-name="ro1">
          <table:table-cell office:value-type="string" calcext:value-type="string">
            <text:p><text:tab/>"1.3.6.1.4.1.4115.1.20.1.1.4.47.1.1.9.2": "1",</text:p>
          </table:table-cell>
          <table:table-cell table:number-columns-repeated="5"/>
          <table:table-cell office:value-type="string" calcext:value-type="string">
            <text:p>0 = RANGE</text:p>
          </table:table-cell>
        </table:table-row>
        <table:table-row table:style-name="ro1">
          <table:table-cell office:value-type="string" calcext:value-type="string">
            <text:p><text:tab/>"1.3.6.1.4.1.4115.1.20.1.1.4.47.1.1.9.3": "2",</text:p>
          </table:table-cell>
          <table:table-cell table:number-columns-repeated="5"/>
          <table:table-cell office:value-type="string" calcext:value-type="string">
            <text:p>1 = ALL</text:p>
          </table:table-cell>
        </table:table-row>
        <table:table-row table:style-name="ro1">
          <table:table-cell office:value-type="string" calcext:value-type="string">
            <text:p><text:tab/>"1.3.6.1.4.1.4115.1.20.1.1.4.47.1.1.9.4": "2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10.1": "$00000000",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WIPFilterExtDstStartAddr</text:p>
          </table:table-cell>
          <table:table-cell/>
        </table:table-row>
        <table:table-row table:style-name="ro1">
          <table:table-cell office:value-type="string" calcext:value-type="string">
            <text:p><text:tab/>"1.3.6.1.4.1.4115.1.20.1.1.4.47.1.1.10.2": "$00000000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10.3": "$01010101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10.4": "$08080808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11.1": "$00000000",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FWIPFilterExtDstEndAddr</text:p>
          </table:table-cell>
          <table:table-cell/>
        </table:table-row>
        <table:table-row table:style-name="ro1">
          <table:table-cell office:value-type="string" calcext:value-type="string">
            <text:p><text:tab/>"1.3.6.1.4.1.4115.1.20.1.1.4.47.1.1.11.2": "$00000000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11.3": "$00000000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11.4": "$00000000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12.1": "0",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FWIPFilterExtDstPrefixLen</text:p>
          </table:table-cell>
          <table:table-cell/>
        </table:table-row>
        <table:table-row table:style-name="ro1">
          <table:table-cell office:value-type="string" calcext:value-type="string">
            <text:p><text:tab/>"1.3.6.1.4.1.4115.1.20.1.1.4.47.1.1.12.2": "0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12.3": "0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12.4": "0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13.1": "1",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FWIPFilterExtSrcPortStart</text:p>
          </table:table-cell>
          <table:table-cell/>
        </table:table-row>
        <table:table-row table:style-name="ro1">
          <table:table-cell office:value-type="string" calcext:value-type="string">
            <text:p><text:tab/>"1.3.6.1.4.1.4115.1.20.1.1.4.47.1.1.13.2": "1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13.3": "0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13.4": "0",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<text:tab/>"1.3.6.1.4.1.4115.1.20.1.1.4.47.1.1.14.1": "65535",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FWIPFilterExtSrcPortEnd</text:p>
          </table:table-cell>
          <table:table-cell/>
        </table:table-row>
        <table:table-row table:style-name="ro1">
          <table:table-cell table:style-name="ce7" office:value-type="string" calcext:value-type="string">
            <text:p><text:tab/>"1.3.6.1.4.1.4115.1.20.1.1.4.47.1.1.14.2": "65535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14.3": "0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14.4": "0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15.1": "53",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FWIPFilterExtDstPortStart</text:p>
          </table:table-cell>
          <table:table-cell/>
        </table:table-row>
        <table:table-row table:style-name="ro1">
          <table:table-cell office:value-type="string" calcext:value-type="string">
            <text:p><text:tab/>"1.3.6.1.4.1.4115.1.20.1.1.4.47.1.1.15.2": "53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15.3": "0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15.4": "0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16.1": "53",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FWIPFilterExtDstPortEnd</text:p>
          </table:table-cell>
          <table:table-cell/>
        </table:table-row>
        <table:table-row table:style-name="ro1">
          <table:table-cell office:value-type="string" calcext:value-type="string">
            <text:p><text:tab/>"1.3.6.1.4.1.4115.1.20.1.1.4.47.1.1.16.2": "53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16.3": "0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16.4": "0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17.1": "1",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FWIPFilterExtAction</text:p>
          </table:table-cell>
          <table:table-cell/>
        </table:table-row>
        <table:table-row table:style-name="ro1">
          <table:table-cell office:value-type="string" calcext:value-type="string">
            <text:p><text:tab/>"1.3.6.1.4.1.4115.1.20.1.1.4.47.1.1.17.2": "1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17.3": "1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17.4": "1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18.1": "2",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FWIPFilterExtRowStatus</text:p>
          </table:table-cell>
          <table:table-cell office:value-type="string" calcext:value-type="string">
            <text:p>6 = DELETED</text:p>
          </table:table-cell>
        </table:table-row>
        <table:table-row table:style-name="ro1">
          <table:table-cell office:value-type="string" calcext:value-type="string">
            <text:p><text:tab/>"1.3.6.1.4.1.4115.1.20.1.1.4.47.1.1.18.2": "2",</text:p>
          </table:table-cell>
          <table:table-cell table:number-columns-repeated="5"/>
          <table:table-cell office:value-type="string" calcext:value-type="string">
            <text:p>2 = DISABLED</text:p>
          </table:table-cell>
        </table:table-row>
        <table:table-row table:style-name="ro1">
          <table:table-cell office:value-type="string" calcext:value-type="string">
            <text:p><text:tab/>"1.3.6.1.4.1.4115.1.20.1.1.4.47.1.1.18.3": "1",</text:p>
          </table:table-cell>
          <table:table-cell table:number-columns-repeated="5"/>
          <table:table-cell office:value-type="string" calcext:value-type="string">
            <text:p>1 = ENABLED</text:p>
          </table:table-cell>
        </table:table-row>
        <table:table-row table:style-name="ro1">
          <table:table-cell office:value-type="string" calcext:value-type="string">
            <text:p><text:tab/>"1.3.6.1.4.1.4115.1.20.1.1.4.47.1.1.18.4": "2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19.1": "2",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d?</text:p>
          </table:table-cell>
        </table:table-row>
        <table:table-row table:style-name="ro1">
          <table:table-cell office:value-type="string" calcext:value-type="string">
            <text:p><text:tab/>"1.3.6.1.4.1.4115.1.20.1.1.4.47.1.1.19.2": "3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19.3": "4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19.4": "5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20.1": "0",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<text:tab/>"1.3.6.1.4.1.4115.1.20.1.1.4.47.1.1.20.2": "0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20.3": "1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tab/>"1.3.6.1.4.1.4115.1.20.1.1.4.47.1.1.20.4": "0</text:p>
          </table:table-cell>
          <table:table-cell table:number-columns-repeated="6"/>
        </table:table-row>
      </table:table>
      <table:table table:name="CREATE" table:style-name="ta1">
        <table:table-column table:style-name="co5" table:default-cell-style-name="Default"/>
        <table:table-row table:style-name="ro1">
          <table:table-cell/>
        </table:table-row>
        <table:table-row table:style-name="ro2">
          <table:table-cell table:style-name="ce1" office:value-type="string" calcext:value-type="string">
            <text:p>https://192.168.0.1/snmpSetBulk?oids=1.3.6.1.4.1.4115.1.20.1.1.4.47.1.1.2.7=1;2;\n1.3.6.1.4.1.4115.1.20.1.1.4.47.1.1.3.7=1;2;\n1.3.6.1.4.1.4115.1.20.1.1.4.47.1.1.4.7=3;2;\n1.3.6.1.4.1.4115.1.20.1.1.4.47.1.1.5.7=1;2;\n1.3.6.1.4.1.4115.1.20.1.1.4.47.1.1.6.7=$c0a80000;4;\n1.3.6.1.4.1.4115.1.20.1.1.4.47.1.1.7.7=$c0a80000;4;\n1.3.6.1.4.1.4115.1.20.1.1.4.47.1.1.8.7=0;66;\n1.3.6.1.4.1.4115.1.20.1.1.4.47.1.1.9.7=1;2;\n1.3.6.1.4.1.4115.1.20.1.1.4.47.1.1.10.7=undefined;4;\n1.3.6.1.4.1.4115.1.20.1.1.4.47.1.1.11.7=undefined;4;\n1.3.6.1.4.1.4115.1.20.1.1.4.47.1.1.12.7=0;66;\n1.3.6.1.4.1.4115.1.20.1.1.4.47.1.1.13.7=1111;66;\n1.3.6.1.4.1.4115.1.20.1.1.4.47.1.1.14.7=2222;66;\n1.3.6.1.4.1.4115.1.20.1.1.4.47.1.1.15.7=1111;66;\n1.3.6.1.4.1.4115.1.20.1.1.4.47.1.1.16.7=2222;66;\n1.3.6.1.4.1.4115.1.20.1.1.4.47.1.1.17.7=1;2;\n1.3.6.1.4.1.4115.1.20.1.1.4.47.1.1.18.7=2;2;\n&amp;_n=44192&amp;_=1733352734728</text:p>
          </table:table-cell>
        </table:table-row>
      </table:table>
      <table:table table:name="DELETE" table:style-name="ta1">
        <table:table-column table:style-name="co2" table:number-columns-repeated="2" table:default-cell-style-name="ce1"/>
        <table:table-column table:style-name="co2" table:number-columns-repeated="7" table:default-cell-style-name="Default"/>
        <table:table-row table:style-name="ro3">
          <table:table-cell office:value-type="string" calcext:value-type="string">
            <text:p>oids</text:p>
          </table:table-cell>
          <table:table-cell office:value-type="string" calcext:value-type="string">
            <text:p>1.3.6.1.4.1.4115.1.20.1.1.4.47.1.1.18.1=2;2;</text:p>
          </table:table-cell>
          <table:table-cell office:value-type="string" calcext:value-type="string">
            <text:p>n1.3.6.1.4.1.4115.1.20.1.1.4.47.1.1.18.2=2;2;</text:p>
          </table:table-cell>
          <table:table-cell office:value-type="string" calcext:value-type="string">
            <text:p>n1.3.6.1.4.1.4115.1.20.1.1.4.47.1.1.18.3=2;2;</text:p>
          </table:table-cell>
          <table:table-cell office:value-type="string" calcext:value-type="string">
            <text:p>n1.3.6.1.4.1.4115.1.20.1.1.4.47.1.1.18.4=2;2;</text:p>
          </table:table-cell>
          <table:table-cell office:value-type="string" calcext:value-type="string">
            <text:p>n1.3.6.1.4.1.4115.1.20.1.1.4.47.1.1.18.5=2;2;</text:p>
          </table:table-cell>
          <table:table-cell office:value-type="string" calcext:value-type="string">
            <text:p>n1.3.6.1.4.1.4115.1.20.1.1.4.47.1.1.18.6=2;2;</text:p>
          </table:table-cell>
          <table:table-cell office:value-type="string" calcext:value-type="string">
            <text:p>n1.3.6.1.4.1.4115.1.20.1.1.4.47.1.1.18.7=6;2;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4T22:20:59.706218349</meta:creation-date>
    <dc:date>2024-12-04T23:37:50.141932022</dc:date>
    <meta:editing-duration>PT2M29S</meta:editing-duration>
    <meta:editing-cycles>1</meta:editing-cycles>
    <meta:document-statistic meta:table-count="4" meta:cell-count="180" meta:object-count="0"/>
    <meta:generator>LibreOffice/6.4.7.2$Linux_X86_64 LibreOffice_project/40$Build-2</meta:generator>
  </office:meta>
</office:document-meta>
</file>